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834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17 kWh</text:p>
          </table:table-cell>
          <table:table-cell office:value-type="float" office:value="629.38" calcext:value-type="float">
            <text:p>629.3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2.33" calcext:value-type="float">
            <text:p>2.3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14.68" calcext:value-type="float">
            <text:p>-314.68</text:p>
          </table:table-cell>
          <table:table-cell office:value-type="float" office:value="-166.21" calcext:value-type="float">
            <text:p>-166.21</text:p>
          </table:table-cell>
          <table:table-cell office:value-type="string" calcext:value-type="string">
            <text:p>T-J</text:p>
          </table:table-cell>
          <table:table-cell office:value-type="float" office:value="235.29" calcext:value-type="float">
            <text:p>235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29" calcext:value-type="float">
            <text:p>2.2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50 kWh</text:p>
          </table:table-cell>
          <table:table-cell office:value-type="float" office:value="881.72" calcext:value-type="float">
            <text:p>881.72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2.92" calcext:value-type="float">
            <text:p>2.92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40.86" calcext:value-type="float">
            <text:p>-440.86</text:p>
          </table:table-cell>
          <table:table-cell office:value-type="float" office:value="-232.85" calcext:value-type="float">
            <text:p>-232.85</text:p>
          </table:table-cell>
          <table:table-cell office:value-type="string" calcext:value-type="string">
            <text:p>T-J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.97" calcext:value-type="float">
            <text:p>2.97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4 kWh</text:p>
          </table:table-cell>
          <table:table-cell office:value-type="float" office:value="831.95" calcext:value-type="float">
            <text:p>831.9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2.8" calcext:value-type="float">
            <text:p>2.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15.99" calcext:value-type="float">
            <text:p>-415.99</text:p>
          </table:table-cell>
          <table:table-cell office:value-type="float" office:value="-219.7" calcext:value-type="float">
            <text:p>-219.7</text:p>
          </table:table-cell>
          <table:table-cell office:value-type="string" calcext:value-type="string">
            <text:p>T-J</text:p>
          </table:table-cell>
          <table:table-cell office:value-type="float" office:value="285.84" calcext:value-type="float">
            <text:p>285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8 kWh</text:p>
          </table:table-cell>
          <table:table-cell office:value-type="float" office:value="859.06" calcext:value-type="float">
            <text:p>859.06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2.86" calcext:value-type="float">
            <text:p>2.8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29.53" calcext:value-type="float">
            <text:p>-429.53</text:p>
          </table:table-cell>
          <table:table-cell office:value-type="float" office:value="-226.88" calcext:value-type="float">
            <text:p>-226.88</text:p>
          </table:table-cell>
          <table:table-cell office:value-type="string" calcext:value-type="string">
            <text:p>T-J</text:p>
          </table:table-cell>
          <table:table-cell office:value-type="float" office:value="288.97" calcext:value-type="float">
            <text:p>288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9" calcext:value-type="float">
            <text:p>0.9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5 kWh</text:p>
          </table:table-cell>
          <table:table-cell office:value-type="float" office:value="906.74" calcext:value-type="float">
            <text:p>906.74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.71" calcext:value-type="float">
            <text:p>3.7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35.37" calcext:value-type="float">
            <text:p>-435.37</text:p>
          </table:table-cell>
          <table:table-cell office:value-type="float" office:value="-240.05" calcext:value-type="float">
            <text:p>-240.05</text:p>
          </table:table-cell>
          <table:table-cell office:value-type="string" calcext:value-type="string">
            <text:p>T-J</text:p>
          </table:table-cell>
          <table:table-cell office:value-type="float" office:value="375.71" calcext:value-type="float">
            <text:p>375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04" calcext:value-type="float">
            <text:p>2.0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2 kWh</text:p>
          </table:table-cell>
          <table:table-cell office:value-type="float" office:value="806.53" calcext:value-type="float">
            <text:p>806.5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2.73" calcext:value-type="float">
            <text:p>2.7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3.27" calcext:value-type="float">
            <text:p>-403.27</text:p>
          </table:table-cell>
          <table:table-cell office:value-type="float" office:value="-213" calcext:value-type="float">
            <text:p>-213</text:p>
          </table:table-cell>
          <table:table-cell office:value-type="string" calcext:value-type="string">
            <text:p>T-J</text:p>
          </table:table-cell>
          <table:table-cell office:value-type="float" office:value="277.82" calcext:value-type="float">
            <text:p>277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73" calcext:value-type="float">
            <text:p>1.7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8 kWh</text:p>
          </table:table-cell>
          <table:table-cell office:value-type="float" office:value="920.83" calcext:value-type="float">
            <text:p>920.83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3.84" calcext:value-type="float">
            <text:p>3.8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31.86" calcext:value-type="float">
            <text:p>-431.86</text:p>
          </table:table-cell>
          <table:table-cell office:value-type="float" office:value="-244.09" calcext:value-type="float">
            <text:p>-244.09</text:p>
          </table:table-cell>
          <table:table-cell office:value-type="string" calcext:value-type="string">
            <text:p>T-J</text:p>
          </table:table-cell>
          <table:table-cell office:value-type="float" office:value="389.09" calcext:value-type="float">
            <text:p>389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42 kWh</text:p>
          </table:table-cell>
          <table:table-cell office:value-type="float" office:value="799.99" calcext:value-type="float">
            <text:p>799.9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2.71" calcext:value-type="float">
            <text:p>2.7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99.99" calcext:value-type="float">
            <text:p>-399.99</text:p>
          </table:table-cell>
          <table:table-cell office:value-type="float" office:value="-211.26" calcext:value-type="float">
            <text:p>-211.26</text:p>
          </table:table-cell>
          <table:table-cell office:value-type="string" calcext:value-type="string">
            <text:p>T-J</text:p>
          </table:table-cell>
          <table:table-cell office:value-type="float" office:value="273.56" calcext:value-type="float">
            <text:p>27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13" calcext:value-type="float">
            <text:p>2.13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9 kWh</text:p>
          </table:table-cell>
          <table:table-cell office:value-type="float" office:value="766.38" calcext:value-type="float">
            <text:p>766.38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2.63" calcext:value-type="float">
            <text:p>2.6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83.18" calcext:value-type="float">
            <text:p>-383.18</text:p>
          </table:table-cell>
          <table:table-cell office:value-type="float" office:value="-202.2" calcext:value-type="float">
            <text:p>-202.2</text:p>
          </table:table-cell>
          <table:table-cell office:value-type="string" calcext:value-type="string">
            <text:p>T-J</text:p>
          </table:table-cell>
          <table:table-cell office:value-type="float" office:value="267.53" calcext:value-type="float">
            <text:p>267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55 kWh</text:p>
          </table:table-cell>
          <table:table-cell office:value-type="float" office:value="869.28" calcext:value-type="float">
            <text:p>869.2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-417.39" calcext:value-type="float">
            <text:p>-417.39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20.5" calcext:value-type="float">
            <text:p>62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32" calcext:value-type="float">
            <text:p>1.32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35 kWh</text:p>
          </table:table-cell>
          <table:table-cell office:value-type="float" office:value="722.25" calcext:value-type="float">
            <text:p>722.25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2.52" calcext:value-type="float">
            <text:p>2.52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61.12" calcext:value-type="float">
            <text:p>-361.12</text:p>
          </table:table-cell>
          <table:table-cell office:value-type="float" office:value="-190.38" calcext:value-type="float">
            <text:p>-190.38</text:p>
          </table:table-cell>
          <table:table-cell office:value-type="string" calcext:value-type="string">
            <text:p>T-J</text:p>
          </table:table-cell>
          <table:table-cell office:value-type="float" office:value="255.7" calcext:value-type="float">
            <text:p>25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23" calcext:value-type="float">
            <text:p>1.2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27 kWh</text:p>
          </table:table-cell>
          <table:table-cell office:value-type="float" office:value="651.82" calcext:value-type="float">
            <text:p>651.82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2.28" calcext:value-type="float">
            <text:p>2.2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30.67" calcext:value-type="float">
            <text:p>-330.67</text:p>
          </table:table-cell>
          <table:table-cell office:value-type="float" office:value="-174.33" calcext:value-type="float">
            <text:p>-174.33</text:p>
          </table:table-cell>
          <table:table-cell office:value-type="string" calcext:value-type="string">
            <text:p>T-J</text:p>
          </table:table-cell>
          <table:table-cell office:value-type="float" office:value="231.11" calcext:value-type="float">
            <text:p>231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55:40.274000000</meta:creation-date>
    <dc:date>2018-03-27T11:59:46.842000000</dc:date>
    <meta:editing-duration>PT4M7S</meta:editing-duration>
    <meta:editing-cycles>1</meta:editing-cycles>
    <meta:document-statistic meta:table-count="1" meta:cell-count="187" meta:object-count="0"/>
    <meta:generator>LibreOffice/5.3.4.2$Windows_x86 LibreOffice_project/f82d347ccc0be322489bf7da61d7e4ad13fe2ff3</meta:generator>
  </office:meta>
</office:document-meta>
</file>